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100String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7( String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3( String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1( String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3( String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2( String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5( String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8( String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( String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8( String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8( String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6( String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3( String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6( String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0( String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7( String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8( String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2( String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1( String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( Stri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1( String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8( String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9( String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( Stri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6( String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5( String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9( String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9( String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0( String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0( String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3( String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1( String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5( String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7( String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4( String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( String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2( String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9( String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(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3( Stri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7( String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4( String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4( String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7( String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4( String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9( String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8( String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0( String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6( String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8( String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2( String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9( String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5( String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1( String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7( String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2( String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8( String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( String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0( String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5( String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5( String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7( String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6( String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0( String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6( String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5( String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8( String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2( String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( String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4( String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3( String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0( Stri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9( String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3( String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4( String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1( String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4( String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7( String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4( String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70( String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2( String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9( String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6( String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1( String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9( String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56( String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4( String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2( String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6( String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4( Stri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7( String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85( String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1( String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33( String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0( String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0( Stri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1( String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1( Stri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62( String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93( String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String.setF25( String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